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justify" fo:margin-left="3.30pt" fo:text-indent="-3.30pt" fo:margin-right="-29.50pt" fo:margin-bottom="10.00pt">
        <style:tab-stops>
          <style:tab-stop style:position="-7.10pt"/>
          <style:tab-stop style:position="411.80pt"/>
          <style:tab-stop style:position="426.00pt"/>
        </style:tab-stops>
      </style:paragraph-properties>
    </style:style>
    <style:style style:name="P3" style:family="paragraph">
      <style:paragraph-properties fo:line-height="100.00%" fo:text-align="justify" fo:margin-left="3.30pt" fo:text-indent="-3.30pt" fo:margin-right="-1.10pt" fo:margin-bottom="10.00pt">
        <style:tab-stops>
          <style:tab-stop style:position="-7.10pt"/>
          <style:tab-stop style:position="411.80pt"/>
        </style:tab-stops>
      </style:paragraph-properties>
    </style:style>
  </office:automatic-styles>
  <office:body>
    <office:text>
      <text:p text:style-name="P1"><text:span text:style-name="T1">Dados Gerais:</text:span></text:p>
      <text:list text:style-name="L2">
        <text:list-item>
          <text:p text:style-name="P2"><text:span text:style-name="T2">5297<text:s/></text:span><text:span text:style-name="T3">– Atividades em Museus da USP (visitantes em exposi</text:span><text:span text:style-name="T4">ções e mostras do acervo: 437.694);</text:span></text:p>
        </text:list-item>
        <text:list-item>
          <text:p text:style-name="P2"><text:span text:style-name="T4">5304<text:s/></text:span><text:span text:style-name="T5">– Ensino de Gradua</text:span><text:span text:style-name="T6">ção (alunos matriculados: 58.911);</text:span></text:p>
        </text:list-item>
        <text:list-item>
          <text:p text:style-name="P2"><text:span text:style-name="T6">5305<text:s/></text:span><text:span text:style-name="T7">– Ensino de P</text:span><text:span text:style-name="T8">ós-Graduação e Pesquisa (alunos matriculados nos cursos de pós-graduação:</text:span></text:p>
        </text:list-item>
        <text:list-item>
          <text:p text:style-name="P2"><text:span text:style-name="T8">31.495);</text:span></text:p>
        </text:list-item>
        <text:list-item>
          <text:p text:style-name="P2"><text:span text:style-name="T8">5306<text:s/></text:span><text:span text:style-name="T9">– Extens</text:span><text:span text:style-name="T10">ão Universitária, Difusão Cultural e Prestação de Serviços à Comunidade (alunos</text:span></text:p>
        </text:list-item>
        <text:list-item>
          <text:p text:style-name="P2"><text:span text:style-name="T10">matriculados em cursos de extensão: 28.641);</text:span></text:p>
        </text:list-item>
        <text:list-item>
          <text:p text:style-name="P2"><text:span text:style-name="T10">1151<text:s/></text:span><text:span text:style-name="T11">– Obras e Instala</text:span><text:span text:style-name="T12">ções (m² de instalações adequadas: 49.615);</text:span></text:p>
        </text:list-item>
        <text:list-item>
          <text:p text:style-name="P2"><text:span text:style-name="T12">5787<text:s/></text:span><text:span text:style-name="T13">– Pol</text:span><text:span text:style-name="T14">íticas de Permanência e Formação Estudantil (bolsas e demais auxílios concedidos:</text:span></text:p>
        </text:list-item>
        <text:list-item>
          <text:p text:style-name="P2"><text:span text:style-name="T14">12.350);</text:span></text:p>
        </text:list-item>
        <text:list-item>
          <text:p text:style-name="P3"><text:span text:style-name="T14">5312<text:s/></text:span><text:span text:style-name="T15">– Restaurantes Universit</text:span><text:span text:style-name="T16">ários (refeições servidas: 4.984.160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